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FactoryBeans.lifecyc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FactoryBeans.enig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onfigClassesWithoutAtConfigurationTests.testSPR_90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